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3ecd" officeooo:paragraph-rsid="00073ecd"/>
    </style:style>
    <style:style style:name="P2" style:family="paragraph" style:parent-style-name="Standard">
      <style:text-properties officeooo:rsid="00073ecd" officeooo:paragraph-rsid="000c0f57"/>
    </style:style>
    <style:style style:name="P3" style:family="paragraph" style:parent-style-name="Standard">
      <style:text-properties officeooo:rsid="0009a0b2" officeooo:paragraph-rsid="0009a0b2"/>
    </style:style>
    <style:style style:name="P4" style:family="paragraph" style:parent-style-name="Standard">
      <style:text-properties officeooo:rsid="000c0f57" officeooo:paragraph-rsid="000c0f57"/>
    </style:style>
    <style:style style:name="P5" style:family="paragraph" style:parent-style-name="Standard">
      <style:text-properties officeooo:rsid="000c0f57" officeooo:paragraph-rsid="000c0f57"/>
    </style:style>
    <style:style style:name="P6" style:family="paragraph" style:parent-style-name="Standard">
      <style:text-properties officeooo:rsid="000da392" officeooo:paragraph-rsid="000c0f57"/>
    </style:style>
    <style:style style:name="P7" style:family="paragraph" style:parent-style-name="Standard">
      <style:text-properties officeooo:rsid="000da392" officeooo:paragraph-rsid="000da392"/>
    </style:style>
    <style:style style:name="P8" style:family="paragraph" style:parent-style-name="Standard">
      <style:text-properties fo:font-weight="bold" officeooo:rsid="00073ecd" officeooo:paragraph-rsid="000c0f57" style:font-weight-asian="bold" style:font-weight-complex="bold"/>
    </style:style>
    <style:style style:name="P9" style:family="paragraph" style:parent-style-name="Standard">
      <style:text-properties fo:font-weight="bold" officeooo:rsid="00073ecd" officeooo:paragraph-rsid="00073ecd" style:font-weight-asian="bold" style:font-weight-complex="bold"/>
    </style:style>
    <style:style style:name="P10" style:family="paragraph" style:parent-style-name="Standard">
      <style:text-properties fo:font-weight="bold" officeooo:rsid="00073ecd" officeooo:paragraph-rsid="000da392" style:font-weight-asian="bold" style:font-weight-complex="bold"/>
    </style:style>
    <style:style style:name="P11" style:family="paragraph" style:parent-style-name="Standard">
      <style:text-properties officeooo:rsid="00073ecd" officeooo:paragraph-rsid="000da392"/>
    </style:style>
    <style:style style:name="T1" style:family="text">
      <style:text-properties style:text-position="super 58%"/>
    </style:style>
    <style:style style:name="T2" style:family="text">
      <style:text-properties officeooo:rsid="000c0f57"/>
    </style:style>
    <style:style style:name="T3" style:family="text">
      <style:text-properties officeooo:rsid="000da3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: 17/06/18 às 00:27</text:p>
      <text:p text:style-name="P1">Autor: Nicolas P. Lane</text:p>
      <text:p text:style-name="P1"/>
      <text:p text:style-name="P1">O código v1 está funcionando.</text:p>
      <text:p text:style-name="P1">1) Caso tenha dúvidas quanto a teoria, veja as minhas resoluções em folha, estão bem verbosas para que entendas os passos.</text:p>
      <text:p text:style-name="P1">2) O código usa a função de ponto fixo e suas derivadas parciais (p/ f e g) <text:s/>então são 6 parâmetros na função (f, fx, fy, g, gx, gy)</text:p>
      <text:p text:style-name="P3">3) Há um exemplo que da 1<text:span text:style-name="T1">a</text:span> questão que resolvi (enviada como foto a ti) usada p/ garantir que o algoritmo está ok.</text:p>
      <text:p text:style-name="P3">4) Fiz alguns testes com a sua função com o valor de teste inicial (0,0) e o melhor resultado de aproximação segundo o algoritmo foi de (0.2465262724052471856532689677, 1.301237272197021844622326971) com erro absoluto infinito de 0.0008678490568631551476771062 <text:span text:style-name="T2">em 12 iterações</text:span></text:p>
      <text:p text:style-name="P3">5) Por favor, faça outros testes e verifique p/ quais valores ele converge em no máximo 5 iterações… e outra que divirja. Eu vou ver se ajudo mais durante a tarde.</text:p>
      <text:p text:style-name="P3">Qualquer dúvida basta me mandar mensagem e anotar aqui o que ficou para ser feito e/ou que foi feito.</text:p>
      <text:p text:style-name="P1"><text:s/></text:p>
      <text:p text:style-name="P8">Data: 17/06/18 às <text:span text:style-name="T2">01</text:span>:<text:span text:style-name="T2">10</text:span></text:p>
      <text:p text:style-name="P2"><text:span text:style-name="T2">A</text:span>utor: Nicolas P. Lane</text:p>
      <text:p text:style-name="P4">1) valor de entrada e resultados</text:p>
      <text:p text:style-name="P4">P/ (1,1) resulta em (0.2434892342106321267334265270, 1.298482981533379619314757150) com erro absoluto infinito de <text:s/>0.0007040514703224037623425286 em 6 iterações</text:p>
      <text:p text:style-name="P2"/>
      <text:p text:style-name="P4">(melhor resultado de 10 tentativas). É muito sensível a modificação, fica a dica.</text:p>
      <text:p text:style-name="P6"/>
      <text:p text:style-name="P10">Data: 17/06/18 às <text:span text:style-name="T3">14</text:span>:<text:span text:style-name="T3">32</text:span></text:p>
      <text:p text:style-name="P11"><text:span text:style-name="T2">A</text:span>utor: Nicolas P. Lane</text:p>
      <text:p text:style-name="P7">1) Problema do Diel, encontrado uma solução convergente em 5 iterações com erro abs infinito de inferior a 0.00001.</text:p>
      <text:p text:style-name="P7">2) Não encontrado ainda para problema do Diel outra solução qualquer que convirja, muito menos um caso de divergência.</text:p>
      <text:p text:style-name="P7"/>
      <text:p text:style-name="P7">Obs: Diverge quando o jacobiano é nulo.</text:p>
      <text:p text:style-name="P7"/>
      <text:p text:style-name="P7">3) Problema do Nicolas, encontrado somente exemplos de divergência para o sistema, destes um foi salvo. Mas nenhum caso de convergência foi identificado ainda.</text:p>
      <text:p text:style-name="P7"/>
      <text:p text:style-name="P7">4) Dado a situação, mandei e-mail ao professor perguntando se por cada problema devemos ser capazes de identificar esses 3 casos que ele estipulou, dado que isto não parece muito plausí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00:27:20.365505056</meta:creation-date>
    <dc:date>2018-06-17T14:36:09.962223983</dc:date>
    <meta:editing-duration>PT13M4S</meta:editing-duration>
    <meta:editing-cycles>3</meta:editing-cycles>
    <meta:generator>LibreOffice/6.0.2.1.0$Linux_X86_64 LibreOffice_project/00m0$Build-1</meta:generator>
    <meta:document-statistic meta:table-count="0" meta:image-count="0" meta:object-count="0" meta:page-count="1" meta:paragraph-count="22" meta:word-count="323" meta:character-count="1966" meta:non-whitespace-character-count="1661"/>
  </office:meta>
</office:document-meta>
</file>